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006b" officeooo:paragraph-rsid="0019006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9006b" officeooo:paragraph-rsid="0019006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 proyecto</text:p>
      <text:p text:style-name="P1"/>
      <text:p text:style-name="P1">Este proyecto lo he creado con la perspectiva de ayudar a la gente que no suele ir a la playa , para darles consejos y orientación , sobre como hacer para ir a la playa o simplemente ayudar a dichas personas a hacer su estadía en <text:s/>la playa lo más confortable posible.</text:p>
      <text:p text:style-name="P1"/>
      <text:p text:style-name="P1">Tengo la idea de ayudar a las personas a que vallan a playas fiables , señalando cosas como las banderas , o como meterse en el agua , o la digestión , aunque sean cosas básicas , donde he vivido se han dado casos de cortes de digestión y problemas relacionados , así la gente tiene en cuenta las cuestiones básicas , pero no todas las aguas son de igual temperatura , unas son más frías y otras más calientes.</text:p>
      <text:p text:style-name="P1"/>
      <text:p text:style-name="P1">Toda una idea básica , para gente que no supone las cosas básic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23:44:58.590000000</meta:creation-date>
    <dc:date>2016-04-26T00:11:41.378000000</dc:date>
    <meta:editing-duration>PT2M35S</meta:editing-duration>
    <meta:editing-cycles>2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4" meta:word-count="147" meta:character-count="754" meta:non-whitespace-character-count="610"/>
  </office:meta>
</office:document-meta>
</file>